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5cm" fo:min-width="2cm" draw:shadow="hidden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5cm" fo:min-width="6.7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1.3cm" svg:x="8.4cm" svg:y="1.7cm">
          <text:p text:style-name="P1"><text:span text:style-name="T1">Começ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3cm" svg:x="8.4cm" svg:y="3.7cm">
          <text:p text:style-name="P1"><text:span text:style-name="T1">Energiza</text:span></text:p>
          <text:p text:style-name="P1"><text:span text:style-name="T1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1.3cm" svg:x="8.4cm" svg:y="1.7cm">
          <text:p text:style-name="P1"><text:span text:style-name="T1">Começ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3cm" svg:x="8.4cm" svg:y="1.7cm">
          <text:p text:style-name="P1"><text:span text:style-name="T1">Começ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1.3cm" svg:x="6cm" svg:y="5.5cm">
          <text:p text:style-name="P1"><text:span text:style-name="T1">Aquisicão de N med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2cm" svg:height="1.3cm" svg:x="6cm" svg:y="7.4cm">
          <text:p text:style-name="P1"><text:span text:style-name="T1">Fazer média das med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2cm" svg:height="1.3cm" svg:x="6cm" svg:y="9.3cm">
          <text:p text:style-name="P1"><text:span text:style-name="T1">Retorna val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6:35:08.955044740</meta:creation-date>
    <dc:date>2018-10-23T17:10:40.697893344</dc:date>
    <meta:editing-duration>PT25M11S</meta:editing-duration>
    <meta:editing-cycles>1</meta:editing-cycles>
    <meta:document-statistic meta:object-count="7"/>
    <meta:generator>LibreOffice/6.0.6.2$Linux_X86_64 LibreOffice_project/00m0$Build-2</meta:generator>
  </office:meta>
</office:document-meta>
</file>